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812in" text:min-label-width="0.25in" text:list-level-position-and-space-mode="label-alignment">
          <style:list-level-label-alignment text:label-followed-by="listtab" fo:margin-left="0.5312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812in" text:min-label-width="0.25in" text:list-level-position-and-space-mode="label-alignment">
          <style:list-level-label-alignment text:label-followed-by="listtab" fo:margin-left="1.0312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812in" text:min-label-width="0.25in" text:list-level-position-and-space-mode="label-alignment">
          <style:list-level-label-alignment text:label-followed-by="listtab" fo:margin-left="1.5312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812in" text:min-label-width="0.25in" text:list-level-position-and-space-mode="label-alignment">
          <style:list-level-label-alignment text:label-followed-by="listtab" fo:margin-left="2.031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812in" text:min-label-width="0.25in" text:list-level-position-and-space-mode="label-alignment">
          <style:list-level-label-alignment text:label-followed-by="listtab" fo:margin-left="2.5312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812in" text:min-label-width="0.25in" text:list-level-position-and-space-mode="label-alignment">
          <style:list-level-label-alignment text:label-followed-by="listtab" fo:margin-left="3.0312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812in" text:min-label-width="0.25in" text:list-level-position-and-space-mode="label-alignment">
          <style:list-level-label-alignment text:label-followed-by="listtab" fo:margin-left="3.5312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812in" text:min-label-width="0.25in" text:list-level-position-and-space-mode="label-alignment">
          <style:list-level-label-alignment text:label-followed-by="listtab" fo:margin-left="4.0312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812in" text:min-label-width="0.25in" text:list-level-position-and-space-mode="label-alignment">
          <style:list-level-label-alignment text:label-followed-by="listtab" fo:margin-left="4.5312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Heading1" style:master-page-name="MP0" style:family="paragraph">
      <style:paragraph-properties fo:break-before="page"/>
    </style:style>
    <style:style style:name="P2" style:parent-style-name="ListParagraph" style:list-style-name="LFO1" style:family="paragraph"/>
    <style:style style:name="T3" style:parent-style-name="DefaultParagraphFont" style:family="text">
      <style:text-properties fo:font-style="italic" style:font-style-asian="italic"/>
    </style:style>
    <style:style style:name="T4" style:parent-style-name="DefaultParagraphFont" style:family="text">
      <style:text-properties fo:font-style="italic" style:font-style-asian="italic"/>
    </style:style>
    <style:style style:name="P5" style:parent-style-name="ListParagraph" style:list-style-name="LFO1" style:family="paragraph"/>
    <style:style style:name="T6" style:parent-style-name="DefaultParagraphFont" style:family="text">
      <style:text-properties fo:font-style="italic" style:font-style-asian="italic"/>
    </style:style>
    <style:style style:name="P7" style:parent-style-name="ListParagraph" style:list-style-name="LFO1" style:family="paragraph"/>
    <style:style style:name="T8" style:parent-style-name="DefaultParagraphFont" style:family="text">
      <style:text-properties fo:font-style="italic" style:font-style-asian="italic"/>
    </style:style>
    <style:style style:name="P9" style:parent-style-name="ListParagraph" style:list-style-name="LFO1" style:family="paragraph"/>
    <style:style style:name="T10" style:parent-style-name="DefaultParagraphFont" style:family="text">
      <style:text-properties fo:font-style="italic" style:font-style-asian="italic"/>
    </style:style>
    <style:style style:name="T11" style:parent-style-name="DefaultParagraphFont" style:family="text">
      <style:text-properties fo:font-style="italic" style:font-style-asian="italic"/>
    </style:style>
    <style:style style:name="T12" style:parent-style-name="DefaultParagraphFont" style:family="text">
      <style:text-properties fo:font-style="italic" style:font-style-asian="italic"/>
    </style:style>
    <style:style style:name="P13" style:parent-style-name="ListParagraph" style:list-style-name="LFO1" style:family="paragraph"/>
    <style:style style:name="T14" style:parent-style-name="DefaultParagraphFont" style:family="text">
      <style:text-properties fo:font-style="italic" style:font-style-asian="italic"/>
    </style:style>
    <style:style style:name="P15" style:parent-style-name="ListParagraph" style:list-style-name="LFO2" style:family="paragraph"/>
    <style:style style:name="P16" style:parent-style-name="ListParagraph" style:list-style-name="LFO2" style:family="paragraph"/>
    <style:style style:name="T17" style:parent-style-name="DefaultParagraphFont" style:family="text">
      <style:text-properties fo:font-style="italic" style:font-style-asian="italic"/>
    </style:style>
    <style:style style:name="P18" style:parent-style-name="ListParagraph" style:list-style-name="LFO2" style:family="paragraph"/>
    <style:style style:name="P19" style:parent-style-name="ListParagraph" style:list-style-name="LFO2" style:family="paragraph"/>
    <style:style style:name="T20" style:parent-style-name="hps" style:family="text">
      <style:text-properties fo:font-style="italic" style:font-style-asian="italic"/>
    </style:style>
    <style:style style:name="P21" style:parent-style-name="ListParagraph" style:list-style-name="LFO2" style:family="paragraph"/>
    <style:style style:name="P22" style:parent-style-name="ListParagraph" style:list-style-name="LFO2" style:family="paragraph"/>
    <style:style style:name="T23" style:parent-style-name="DefaultParagraphFont" style:family="text">
      <style:text-properties fo:font-style="italic" style:font-style-asian="italic"/>
    </style:style>
    <style:style style:name="P24" style:parent-style-name="ListParagraph" style:list-style-name="LFO2" style:family="paragraph"/>
    <style:style style:name="T25" style:parent-style-name="DefaultParagraphFont" style:family="text">
      <style:text-properties fo:font-style="italic" style:font-style-asian="italic"/>
    </style:style>
    <style:style style:name="T26" style:parent-style-name="DefaultParagraphFont" style:family="text">
      <style:text-properties fo:font-style="italic" style:font-style-asian="italic"/>
    </style:style>
    <style:style style:name="T27" style:parent-style-name="DefaultParagraphFont" style:family="text">
      <style:text-properties fo:font-style="italic" style:font-style-asian="italic"/>
    </style:style>
    <style:style style:name="T28" style:parent-style-name="DefaultParagraphFont" style:family="text">
      <style:text-properties fo:font-style="italic" style:font-style-asian="italic"/>
    </style:style>
    <style:style style:name="P29" style:parent-style-name="ListParagraph" style:list-style-name="LFO2" style:family="paragraph"/>
    <style:style style:name="P30" style:parent-style-name="ListParagraph" style:list-style-name="LFO2" style:family="paragraph"/>
    <style:style style:name="T31" style:parent-style-name="hps" style:family="text">
      <style:text-properties fo:font-style="italic" style:font-style-asian="italic"/>
    </style:style>
    <style:style style:name="P32" style:parent-style-name="ListParagraph" style:list-style-name="LFO2" style:family="paragraph"/>
    <style:style style:name="T33" style:parent-style-name="hps" style:family="text">
      <style:text-properties fo:font-style="italic" style:font-style-asian="italic"/>
    </style:style>
    <style:style style:name="T34" style:parent-style-name="hps" style:family="text">
      <style:text-properties fo:font-style="italic" style:font-style-asian="italic"/>
    </style:style>
    <style:style style:name="T35" style:parent-style-name="hps" style:family="text">
      <style:text-properties fo:font-style="italic" style:font-style-asian="italic"/>
    </style:style>
    <style:style style:name="T36" style:parent-style-name="hps" style:family="text">
      <style:text-properties fo:font-style="italic" style:font-style-asian="italic"/>
    </style:style>
    <style:style style:name="T37" style:parent-style-name="hps" style:family="text">
      <style:text-properties fo:font-style="italic" style:font-style-asian="italic"/>
    </style:style>
    <style:style style:name="P38" style:parent-style-name="ListParagraph" style:list-style-name="LFO2" style:family="paragraph"/>
    <style:style style:name="T39" style:parent-style-name="hps" style:family="text">
      <style:text-properties fo:font-style="italic" style:font-style-asian="italic"/>
    </style:style>
    <style:style style:name="P40" style:parent-style-name="ListParagraph" style:list-style-name="LFO2" style:family="paragraph"/>
    <style:style style:name="P41" style:parent-style-name="ListParagraph" style:list-style-name="LFO2" style:family="paragraph"/>
    <style:style style:name="T42" style:parent-style-name="hps" style:family="text">
      <style:text-properties fo:font-style="italic" style:font-style-asian="italic"/>
    </style:style>
    <style:style style:name="P43" style:parent-style-name="ListParagraph" style:list-style-name="LFO2" style:family="paragraph"/>
    <style:style style:name="T44" style:parent-style-name="hps" style:family="text">
      <style:text-properties fo:font-style="italic" style:font-style-asian="italic"/>
    </style:style>
    <style:style style:name="T45" style:parent-style-name="hps" style:family="text">
      <style:text-properties fo:font-style="italic" style:font-style-asian="italic"/>
    </style:style>
    <style:style style:name="P46" style:parent-style-name="ListParagraph" style:list-style-name="LFO2" style:family="paragraph"/>
    <style:style style:name="T47" style:parent-style-name="hps" style:family="text">
      <style:text-properties fo:font-style="italic" style:font-style-asian="italic"/>
    </style:style>
    <style:style style:name="P48" style:parent-style-name="ListParagraph" style:list-style-name="LFO2" style:family="paragraph"/>
    <style:style style:name="T49" style:parent-style-name="hps" style:family="text">
      <style:text-properties fo:font-style="italic" style:font-style-asian="italic"/>
    </style:style>
    <style:style style:name="P50" style:parent-style-name="ListParagraph" style:list-style-name="LFO2" style:family="paragraph"/>
    <style:style style:name="P51" style:parent-style-name="ListParagraph" style:list-style-name="LFO2" style:family="paragraph"/>
    <style:style style:name="P52" style:parent-style-name="ListParagraph" style:list-style-name="LFO3" style:family="paragraph"/>
    <style:style style:name="T53" style:parent-style-name="DefaultParagraphFont" style:family="text">
      <style:text-properties fo:font-style="italic" style:font-style-asian="italic"/>
    </style:style>
    <style:style style:name="T54" style:parent-style-name="DefaultParagraphFont" style:family="text">
      <style:text-properties fo:font-style="italic" style:font-style-asian="italic"/>
    </style:style>
    <style:style style:name="T55" style:parent-style-name="DefaultParagraphFont" style:family="text">
      <style:text-properties fo:font-style="italic" style:font-style-asian="italic"/>
    </style:style>
    <style:style style:name="P56" style:parent-style-name="ListParagraph" style:list-style-name="LFO3" style:family="paragraph"/>
    <style:style style:name="T57" style:parent-style-name="DefaultParagraphFont" style:family="text">
      <style:text-properties fo:font-style="italic" style:font-style-asian="italic"/>
    </style:style>
    <style:style style:name="P58" style:parent-style-name="ListParagraph" style:list-style-name="LFO3" style:family="paragraph"/>
    <style:style style:name="T59" style:parent-style-name="DefaultParagraphFont" style:family="text">
      <style:text-properties fo:font-style="italic" style:font-style-asian="italic"/>
    </style:style>
    <style:style style:name="P60" style:parent-style-name="ListParagraph" style:list-style-name="LFO3" style:family="paragraph"/>
    <style:style style:name="T61" style:parent-style-name="hps" style:family="text">
      <style:text-properties fo:font-style="italic" style:font-style-asian="italic"/>
    </style:style>
    <style:style style:name="P62" style:parent-style-name="ListParagraph" style:list-style-name="LFO3" style:family="paragraph"/>
    <style:style style:name="T63" style:parent-style-name="hps" style:family="text">
      <style:text-properties fo:font-style="italic" style:font-style-asian="italic"/>
    </style:style>
    <style:style style:name="T64" style:parent-style-name="hps" style:family="text">
      <style:text-properties fo:font-style="italic" style:font-style-asian="italic"/>
    </style:style>
    <style:style style:name="T65" style:parent-style-name="hps" style:family="text">
      <style:text-properties fo:font-style="italic" style:font-style-asian="italic"/>
    </style:style>
    <style:style style:name="T66" style:parent-style-name="hps" style:family="text">
      <style:text-properties fo:font-style="italic" style:font-style-asian="italic"/>
    </style:style>
    <style:style style:name="P67" style:parent-style-name="ListParagraph" style:list-style-name="LFO4" style:family="paragraph"/>
    <style:style style:name="T68" style:parent-style-name="DefaultParagraphFont" style:family="text">
      <style:text-properties fo:font-style="italic" style:font-style-asian="italic"/>
    </style:style>
    <style:style style:name="P69" style:parent-style-name="ListParagraph" style:list-style-name="LFO4" style:family="paragraph"/>
    <style:style style:name="T70" style:parent-style-name="hps" style:family="text">
      <style:text-properties fo:font-style="italic" style:font-style-asian="italic"/>
    </style:style>
    <style:style style:name="P71" style:parent-style-name="ListParagraph" style:list-style-name="LFO4" style:family="paragraph"/>
    <style:style style:name="T72" style:parent-style-name="hps" style:family="text">
      <style:text-properties fo:font-style="italic" style:font-style-asian="italic"/>
    </style:style>
    <style:style style:name="T73" style:parent-style-name="hps" style:family="text">
      <style:text-properties fo:font-style="italic" style:font-style-asian="italic"/>
    </style:style>
    <style:style style:name="P74" style:parent-style-name="ListParagraph" style:list-style-name="LFO4" style:family="paragraph"/>
    <style:style style:name="T75" style:parent-style-name="hps" style:family="text">
      <style:text-properties fo:font-style="italic" style:font-style-asian="italic"/>
    </style:style>
    <style:style style:name="P76" style:parent-style-name="ListParagraph" style:list-style-name="LFO4" style:family="paragraph"/>
    <style:style style:name="T77" style:parent-style-name="hps" style:family="text">
      <style:text-properties fo:font-style="italic" style:font-style-asian="italic"/>
    </style:style>
    <style:style style:name="T78" style:parent-style-name="hps" style:family="text">
      <style:text-properties fo:font-style="italic" style:font-style-asian="italic"/>
    </style:style>
    <style:style style:name="T79" style:parent-style-name="hps" style:family="text">
      <style:text-properties fo:font-style="italic" style:font-style-asian="italic"/>
    </style:style>
    <style:style style:name="T80" style:parent-style-name="hps" style:family="text">
      <style:text-properties fo:font-style="italic" style:font-style-asian="italic"/>
    </style:style>
    <style:style style:name="T81" style:parent-style-name="hps" style:family="text">
      <style:text-properties fo:font-style="italic" style:font-style-asian="italic"/>
    </style:style>
    <style:style style:name="P82" style:parent-style-name="ListParagraph" style:list-style-name="LFO5" style:family="paragraph"/>
    <style:style style:name="P83" style:parent-style-name="ListParagraph" style:list-style-name="LFO5" style:family="paragraph"/>
    <style:style style:name="T84" style:parent-style-name="hps" style:family="text">
      <style:text-properties fo:font-style="italic" style:font-style-asian="italic"/>
    </style:style>
    <style:style style:name="T85" style:parent-style-name="hps" style:family="text">
      <style:text-properties fo:font-style="italic" style:font-style-asian="italic"/>
    </style:style>
    <style:style style:name="P86" style:parent-style-name="ListParagraph" style:list-style-name="LFO5" style:family="paragraph"/>
    <style:style style:name="T87" style:parent-style-name="hps" style:family="text">
      <style:text-properties fo:font-style="italic" style:font-style-asian="italic"/>
    </style:style>
    <style:style style:name="P88" style:parent-style-name="ListParagraph" style:list-style-name="LFO5" style:family="paragraph"/>
    <style:style style:name="T89" style:parent-style-name="hps" style:family="text">
      <style:text-properties fo:font-style="italic" style:font-style-asian="italic"/>
    </style:style>
    <style:style style:name="T90" style:parent-style-name="hps" style:family="text">
      <style:text-properties fo:font-style="italic" style:font-style-asian="italic"/>
    </style:style>
    <style:style style:name="T91" style:parent-style-name="hps" style:family="text">
      <style:text-properties fo:font-style="italic" style:font-style-asian="italic"/>
    </style:style>
    <style:style style:name="T92" style:parent-style-name="hps" style:family="text">
      <style:text-properties fo:font-style="italic" style:font-style-asian="italic"/>
    </style:style>
    <style:style style:name="T93" style:parent-style-name="hps" style:family="text">
      <style:text-properties fo:font-style="italic" style:font-style-asian="italic"/>
    </style:style>
    <style:style style:name="P94" style:parent-style-name="ListParagraph" style:list-style-name="LFO5" style:family="paragraph"/>
    <style:style style:name="P95" style:parent-style-name="ListParagraph" style:list-style-name="LFO5" style:family="paragraph"/>
    <style:style style:name="T96" style:parent-style-name="hps" style:family="text">
      <style:text-properties fo:font-style="italic" style:font-style-asian="italic"/>
    </style:style>
    <style:style style:name="P97" style:parent-style-name="ListParagraph" style:list-style-name="LFO5" style:family="paragraph"/>
    <style:style style:name="T98" style:parent-style-name="hps" style:family="text">
      <style:text-properties fo:font-style="italic" style:font-style-asian="italic"/>
    </style:style>
    <style:style style:name="P99" style:parent-style-name="ListParagraph" style:list-style-name="LFO5" style:family="paragraph"/>
    <style:style style:name="T100" style:parent-style-name="hps" style:family="text">
      <style:text-properties fo:font-style="italic" style:font-style-asian="italic"/>
    </style:style>
    <style:style style:name="P101" style:parent-style-name="ListParagraph" style:list-style-name="LFO6" style:family="paragraph"/>
    <style:style style:name="T102" style:parent-style-name="DefaultParagraphFont" style:family="text">
      <style:text-properties fo:font-style="italic" style:font-style-asian="italic"/>
    </style:style>
    <style:style style:name="T103" style:parent-style-name="DefaultParagraphFont" style:family="text">
      <style:text-properties fo:font-style="italic" style:font-style-asian="italic"/>
    </style:style>
    <style:style style:name="T104" style:parent-style-name="DefaultParagraphFont" style:family="text">
      <style:text-properties fo:font-style="italic" style:font-style-asian="italic"/>
    </style:style>
    <style:style style:name="T105" style:parent-style-name="DefaultParagraphFont" style:family="text">
      <style:text-properties fo:font-style="italic" style:font-style-asian="italic"/>
    </style:style>
    <style:style style:name="T106" style:parent-style-name="DefaultParagraphFont" style:family="text">
      <style:text-properties fo:font-style="italic" style:font-style-asian="italic"/>
    </style:style>
    <style:style style:name="T107" style:parent-style-name="DefaultParagraphFont" style:family="text">
      <style:text-properties fo:font-style="italic" style:font-style-asian="italic"/>
    </style:style>
    <style:style style:name="T108" style:parent-style-name="DefaultParagraphFont" style:family="text">
      <style:text-properties fo:font-style="italic" style:font-style-asian="italic"/>
    </style:style>
    <style:style style:name="P109" style:parent-style-name="ListParagraph" style:list-style-name="LFO6" style:family="paragraph"/>
    <style:style style:name="T110" style:parent-style-name="DefaultParagraphFont" style:family="text">
      <style:text-properties fo:font-style="italic" style:font-style-asian="italic"/>
    </style:style>
    <style:style style:name="P111" style:parent-style-name="ListParagraph" style:list-style-name="LFO6" style:family="paragraph"/>
    <style:style style:name="T112" style:parent-style-name="DefaultParagraphFont" style:family="text">
      <style:text-properties fo:font-style="italic" style:font-style-asian="italic"/>
    </style:style>
    <style:style style:name="T113" style:parent-style-name="DefaultParagraphFont" style:family="text">
      <style:text-properties fo:font-style="italic" style:font-style-asian="italic"/>
    </style:style>
    <style:style style:name="T114" style:parent-style-name="DefaultParagraphFont" style:family="text">
      <style:text-properties fo:font-style="italic" style:font-style-asian="italic"/>
    </style:style>
    <style:style style:name="P115" style:parent-style-name="ListParagraph" style:list-style-name="LFO6" style:family="paragraph"/>
    <style:style style:name="T116" style:parent-style-name="hps" style:family="text">
      <style:text-properties fo:font-style="italic" style:font-style-asian="italic"/>
    </style:style>
    <style:style style:name="T117" style:parent-style-name="hps" style:family="text">
      <style:text-properties fo:font-style="italic" style:font-style-asian="italic"/>
    </style:style>
    <style:style style:name="T118" style:parent-style-name="hps" style:family="text">
      <style:text-properties fo:font-style="italic" style:font-style-asian="italic"/>
    </style:style>
    <style:style style:name="T119" style:parent-style-name="hps" style:family="text">
      <style:text-properties fo:font-style="italic" style:font-style-asian="italic"/>
    </style:style>
    <style:style style:name="P120" style:parent-style-name="ListParagraph" style:list-style-name="LFO7" style:family="paragraph"/>
    <style:style style:name="T121" style:parent-style-name="hps" style:family="text">
      <style:text-properties fo:font-style="italic" style:font-style-asian="italic"/>
    </style:style>
    <style:style style:name="T122" style:parent-style-name="hps" style:family="text">
      <style:text-properties fo:font-style="italic" style:font-style-asian="italic"/>
    </style:style>
    <style:style style:name="T123" style:parent-style-name="hps" style:family="text">
      <style:text-properties fo:font-style="italic" style:font-style-asian="italic"/>
    </style:style>
    <style:style style:name="T124" style:parent-style-name="hps" style:family="text">
      <style:text-properties fo:font-style="italic" style:font-style-asian="italic"/>
    </style:style>
    <style:style style:name="T125" style:parent-style-name="hps" style:family="text">
      <style:text-properties fo:font-style="italic" style:font-style-asian="italic"/>
    </style:style>
    <style:style style:name="P126" style:parent-style-name="ListParagraph" style:list-style-name="LFO7" style:family="paragraph"/>
    <style:style style:name="T127" style:parent-style-name="hps" style:family="text">
      <style:text-properties fo:font-style="italic" style:font-style-asian="italic"/>
    </style:style>
    <style:style style:name="P128" style:parent-style-name="ListParagraph" style:list-style-name="LFO7" style:family="paragraph"/>
    <style:style style:name="T129" style:parent-style-name="hps" style:family="text">
      <style:text-properties fo:font-style="italic" style:font-style-asian="italic"/>
    </style:style>
    <style:style style:name="P130" style:parent-style-name="ListParagraph" style:list-style-name="LFO7" style:family="paragraph"/>
    <style:style style:name="T131" style:parent-style-name="hps" style:family="text">
      <style:text-properties fo:font-style="italic" style:font-style-asian="italic"/>
    </style:style>
    <style:style style:name="T132" style:parent-style-name="hps" style:family="text">
      <style:text-properties fo:font-style="italic" style:font-style-asian="italic"/>
    </style:style>
    <style:style style:name="T133" style:parent-style-name="hps" style:family="text">
      <style:text-properties fo:font-style="italic" style:font-style-asian="italic"/>
    </style:style>
    <style:style style:name="T134" style:parent-style-name="hps" style:family="text">
      <style:text-properties fo:font-style="italic" style:font-style-asian="italic"/>
    </style:style>
    <style:style style:name="P135" style:parent-style-name="ListParagraph" style:list-style-name="LFO7" style:family="paragraph"/>
    <style:style style:name="T136" style:parent-style-name="hps" style:family="text">
      <style:text-properties fo:font-style="italic" style:font-style-asian="italic"/>
    </style:style>
    <style:style style:name="T137" style:parent-style-name="hps" style:family="text">
      <style:text-properties fo:font-style="italic" style:font-style-asian="italic"/>
    </style:style>
    <style:style style:name="T138" style:parent-style-name="hps" style:family="text">
      <style:text-properties fo:font-style="italic" style:font-style-asian="italic"/>
    </style:style>
    <style:style style:name="P139" style:parent-style-name="ListParagraph" style:list-style-name="LFO7" style:family="paragraph"/>
    <style:style style:name="T140" style:parent-style-name="hps" style:family="text">
      <style:text-properties fo:font-style="italic" style:font-style-asian="italic"/>
    </style:style>
    <style:style style:name="T141" style:parent-style-name="hps" style:family="text">
      <style:text-properties fo:font-style="italic" style:font-style-asian="italic"/>
    </style:style>
    <style:style style:name="T142" style:parent-style-name="hps" style:family="text">
      <style:text-properties fo:font-style="italic" style:font-style-asian="italic"/>
    </style:style>
  </office:automatic-styles>
  <office:body>
    <office:text text:use-soft-page-breaks="true">
      <text:h text:style-name="P1" text:outline-level="1">Agile Udviklingsmetoder</text:h>
      <text:p text:style-name="Normal">Agile udvikling, er et alternativ til den traditionelle projektledelse – hvis navn i sig selv, en samlet betegnelse for en række iterative og trinvise metoder.<text:s/>I sammenligning med traditionelle metoder, er den agile metoder rettet mod komplekse projekter hvor<text:s/>stabile planer samt<text:s/>forudsigelser ofte er svære at determinere i de tidlige faser.</text:p>
      <text:p text:style-name="Normal">Der findes en lang liste<text:s/>af<text:s/>metoder og frameworks, som betragtes at være agile, dog vil dette afsnit kun<text:s/>kort<text:s/>koncentrerer sig om<text:s/>kerneværdierne,<text:s/>praktikker<text:s/>ol.<text:s/>på<text:s/>følgende: Extreme Programming (XP), Scrum og Kanban.</text:p>
      <text:h text:style-name="Heading2" text:outline-level="2">Extreme Programming (XP)</text:h>
      <text:p text:style-name="Normal">XP er en udviklingsmetodik, der<text:s/>kan spores tilbage til 1996. Metodikken er beregnet til at kunne forbedre software kvaliteten og reagere positivt på ændringer i kundes behov.<text:s/>XP bygger på hyppige udgivelser i korte udviklingsforløb, hvilket er til for at forbedre produktiviteten samt indføre ”check-points”, hvor nye kundekrav kan indføres.</text:p>
      <text:p text:style-name="Normal">XP har dog fået flere kritiske bemærkninger, hovedsageligt på områder omkring<text:s/>manglende<text:s/>krav samt design specifikationer og generel dokumentation.</text:p>
      <text:h text:style-name="Heading3" text:outline-level="3">De<text:s/>5 kerneværdier</text:h>
      <text:list text:style-name="LFO1" text:continue-numbering="true">
        <text:list-item>
          <text:p text:style-name="P2">Kommunikation<text:line-break/><text:span text:style-name="T3">Softwareudvikling kræver at systemkrav bliver<text:s/></text:span><text:span text:style-name="T4">formidlet ud til udviklerne. I en formel metodik, opnås dette via dokumentation.</text:span></text:p>
        </text:list-item>
        <text:list-item>
          <text:p text:style-name="P5">Simpelhed<text:line-break/><text:span text:style-name="T6">Der opfordres til at begynde med de mest enkelte løsninger, ekstra funktionalitet kan tilføjes sener hen. Dette begrundes med at holde fokus på de nuværende behov, og ikke fremtidige.<text:s/></text:span></text:p>
        </text:list-item>
        <text:list-item>
          <text:p text:style-name="P7">Tilbagemelding<text:line-break/><text:span text:style-name="T8">Der findes 3 typer af tilbagemeldinger i XP; fra systemet (unittest), fra kunden (funktionstest) og fra holdet (ved f.eks. introduktionen af nye krav fra kunden).<text:s/></text:span></text:p>
        </text:list-item>
        <text:list-item>
          <text:p text:style-name="P9">Mod<text:line-break/><text:span text:style-name="T10">Giver udviklere mulighed, for at føle sig godt tilpas ved f.eks. refactoring af kode når nødv</text:span><text:span text:style-name="T11">endigt, fjernelse af unødvendig eller<text:s/></text:span><text:span text:style-name="T12">forældet kode.</text:span></text:p>
        </text:list-item>
        <text:list-item>
          <text:p text:style-name="P13">Respekt<text:line-break/><text:span text:style-name="T14">Der skal aldrig tilføjes nyt eller ændret kode, som bryder kompileringen, da dette vil resultere i en forsinkelse hos de andre medlemmer af holdet.</text:span></text:p>
        </text:list-item>
      </text:list>
      <text:h text:style-name="Heading3" text:outline-level="3">De<text:s/>12 praktikker</text:h>
      <text:list text:style-name="LFO2" text:continue-numbering="true">
        <text:list-item>
          <text:p text:style-name="P15">Tilbagemelding</text:p>
          <text:list text:continue-numbering="true">
            <text:list-item>
              <text:p text:style-name="P16">Par-programmering<text:line-break/><text:span text:style-name="T17">Er en teknik, hvori to udviklere arbejder fysisk sammen. En skriver koden, den anden observerer samt gennemgår koden linje for linje.</text:span></text:p>
            </text:list-item>
            <text:list-item>
              <text:p text:style-name="P18">Planlægnings spil<text:line-break/>Planlægningen er opdelte i 2 dele, begge indeholdende: udforsknings,<text:s/><text:span text:style-name="hps">engagement samt en styrings fase.</text:span></text:p>
              <text:list text:continue-numbering="true">
                <text:list-item>
                  <text:p text:style-name="P19"><text:span text:style-name="T20">Udgivelses planlægning, har fokus på hvilke krav der skal inkluderes i de specifikke udgivelser samt hvornår disse skal leveres.</text:span></text:p>
                </text:list-item>
                <text:list-item>
                  <text:p text:style-name="P21">Iterations planlægning, er tilegnet udviklerne – og indeholder hvilke aktiviteter og opgaver for det enkelte medlem.</text:p>
                </text:list-item>
              </text:list>
            </text:list-item>
            <text:list-item>
              <text:p text:style-name="P22">Test-drevet udvikling<text:line-break/><text:span text:style-name="T23">Går ud på at udvikle en test, som definerer den ønskede funktionalitet – for derefter at udvikle denne med de færreste antal linjer af kode, der skal til for at bestå testen.</text:span></text:p>
            </text:list-item>
            <text:list-item>
              <text:p text:style-name="P24">Hele holdet<text:line-break/><text:span text:style-name="T25">Består ikke kun af udviklingsholdet bag, men også kunden. Dette skal forstås som, at kunden skal stå til rådighed</text:span><text:span text:style-name="T26"><text:s/>gennem hele processen</text:span><text:span text:style-name="T27">, til at svare på eventuelle<text:s/></text:span><text:span text:style-name="T28">spørgsmål der skulle opstå.</text:span></text:p>
            </text:list-item>
          </text:list>
        </text:list-item>
        <text:list-item>
          <text:p text:style-name="P29"><text:span text:style-name="hps">Kontinuerlig proces</text:span></text:p>
          <text:list text:continue-numbering="true">
            <text:list-item>
              <text:p text:style-name="P30"><text:span text:style-name="hps">Kontinuerlig</text:span><text:span text:style-name="short_text"><text:s/></text:span><text:span text:style-name="hps">integration</text:span><text:span text:style-name="hps"><text:line-break/></text:span><text:span text:style-name="T31">Er praksissen med, at integrerer nyt eller ændret funktionalitet med kodens eksisterende repository.</text:span></text:p>
            </text:list-item>
            <text:list-item>
              <text:p text:style-name="P32"><text:span text:style-name="hps">Refactoring</text:span><text:span text:style-name="hps"><text:line-break/></text:span><text:span text:style-name="T33">Er en teknik, til omstrukturering</text:span><text:span text:style-name="T34"><text:s/>eller generelle ændringer</text:span><text:span text:style-name="T35"><text:s/>af eksisterende kode</text:span><text:span text:style-name="T36">,</text:span><text:span text:style-name="T37"><text:s/>uden at ændre dennes adfærd.</text:span></text:p>
            </text:list-item>
            <text:list-item>
              <text:p text:style-name="P38"><text:span text:style-name="hps">Små</text:span><text:span text:style-name="short_text"><text:s/></text:span><text:span text:style-name="hps">udgivelser</text:span><text:span text:style-name="hps"><text:line-break/></text:span><text:span text:style-name="T39">Leveringen af projektet, sker i hyppige udgivelser. Disse små udgivelser, hjælper kunden med at få tillid til udviklingen af projektet.</text:span></text:p>
            </text:list-item>
          </text:list>
        </text:list-item>
        <text:list-item>
          <text:p text:style-name="P40"><text:span text:style-name="hps">Fælles forståelse</text:span></text:p>
          <text:list text:continue-numbering="true">
            <text:list-item>
              <text:p text:style-name="P41"><text:span text:style-name="hps">Kodningsstandarder</text:span><text:span text:style-name="hps"><text:line-break/></text:span><text:span text:style-name="T42">Er et aftalt regelsæt, som udviklingsholdet er enig om at holde sig til – gennem hele projektet.</text:span></text:p>
            </text:list-item>
            <text:list-item>
              <text:p text:style-name="P43"><text:span text:style-name="hps">Kollektiv</text:span><text:span text:style-name="short_text"><text:s/></text:span><text:span text:style-name="hps">kode</text:span><text:span text:style-name="short_text"><text:s/></text:span><text:span text:style-name="hps">ejerskab</text:span><text:span text:style-name="hps"><text:line-break/></text:span><text:span text:style-name="T44">Har den betydning, at alle er ansvarlig for al kode – hvilket<text:s/></text:span><text:span text:style-name="T45">betyder at alle ret til at ændre hvilken som helst del af koden.<text:s/></text:span></text:p>
            </text:list-item>
            <text:list-item>
              <text:p text:style-name="P46"><text:span text:style-name="hps">Simpelt design</text:span><text:span text:style-name="hps"><text:line-break/></text:span><text:span text:style-name="T47">Udviklere, burde tage den simpleste tilgang til software design. Det samme gør sig gældende ved refactoring af komplekskode.</text:span></text:p>
            </text:list-item>
            <text:list-item>
              <text:p text:style-name="P48"><text:span text:style-name="hps">System</text:span><text:span text:style-name="short_text"><text:s/></text:span><text:span text:style-name="hps">metafor</text:span><text:span text:style-name="hps"><text:line-break/></text:span><text:span text:style-name="T49">Går ud på, at alle medlemmer af projektet; kunden, udviklere, scrum-master og anden ledelse, kan fortælle hvordan projektet/softwaren fungerer.</text:span></text:p>
            </text:list-item>
          </text:list>
        </text:list-item>
        <text:list-item>
          <text:p text:style-name="P50"><text:span text:style-name="hps">Programmør</text:span><text:span text:style-name="short_text"><text:s/></text:span><text:span text:style-name="hps">velfærd</text:span></text:p>
          <text:list text:continue-numbering="true">
            <text:list-item>
              <text:p text:style-name="P51"><text:span text:style-name="hps">Bæredygtig</text:span><text:span text:style-name="hps">t</text:span><text:span text:style-name="short_text"><text:s/></text:span><text:span text:style-name="hps">tempo</text:span><text:span text:style-name="hps"><text:line-break/></text:span><text:span text:style-name="hps">Er et koncept, hvori at udviklerne ikke arbejder mere end de standard 37 timer. Hvis overarbejde er en faktor i den pågældende uge, bør den efterfølgende uge ikke have dette.</text:span></text:p>
            </text:list-item>
          </text:list>
        </text:list-item>
      </text:list>
      <text:h text:style-name="Heading2" text:outline-level="2">Scrum</text:h>
      <text:p text:style-name="Normal">Scrum frameworket blev skabt i starten af 90’erne og kan som udgangspunkt betragtes som et system hvori, man har kendskab til hvad<text:s/>der<text:s/>laves<text:s/>– men et detaljeret kendskab til systemet som en helhed, er en ukendt faktor.</text:p>
      <text:p text:style-name="Normal">Scrum i sig selv, er ikke et fuldendt værktøj, når det gælder produktudvikling<text:s/>– da denne ikke er en del af frameworket. Ved produktudvikling, kan f.eks. ScrumBot benyttes – da dette giver mulighed for at tilpasse metodikken, til at passe til<text:s/>det<text:s/>pågældende<text:s/>behov.</text:p>
      <text:p text:style-name="Normal">Foruden kerneværdier og praktikker, består Scrum også af 3 roller og 3 artefakter.</text:p>
      <text:h text:style-name="Heading3" text:outline-level="3">De 5 kerneværdier</text:h>
      <text:soft-page-break/>
      <text:list text:style-name="LFO3" text:continue-numbering="true">
        <text:list-item>
          <text:p text:style-name="P52">Fokus<text:line-break/><text:span text:style-name="T53">Ved at bevare fokus på kun enkelte opgaver,<text:s/></text:span><text:span text:style-name="T54">vil der være<text:s/></text:span><text:span text:style-name="T55">en bedre arbejdsgang på holdet – der vil resultere i en optimering af holdet.</text:span></text:p>
        </text:list-item>
        <text:list-item>
          <text:p text:style-name="P56">Mod<text:line-break/><text:span text:style-name="T57">Da der arbejdes i hold, vil der være en følelse af støtte bland medlemmerne samt flere ressourcer til rådighed – hvilket vil give den enkelte større mod, til at påtage sig mere komplekse udfordringer.</text:span></text:p>
        </text:list-item>
        <text:list-item>
          <text:p text:style-name="P58">Åbenhed<text:line-break/><text:span text:style-name="T59">Ved at samarbejde i hold, praktisere medlemmerne at udtrykke hvad og hvordan de gør det – dette vil resultere i, at den enkelte medlem føler at de kan udtrykke eventuelle bekymring og denne tages op.</text:span></text:p>
        </text:list-item>
        <text:list-item>
          <text:p text:style-name="P60"><text:span text:style-name="hps">Engagement</text:span><text:span text:style-name="hps"><text:line-break/></text:span><text:span text:style-name="T61">Jo mere kontrol der overgives til et hold, jo mere engageret bliver medlemmerne.</text:span></text:p>
        </text:list-item>
        <text:list-item>
          <text:p text:style-name="P62"><text:span text:style-name="hps">Respekt</text:span><text:span text:style-name="hps"><text:line-break/></text:span><text:span text:style-name="T63">Ved at arbejde i hold, deles succeser og fiaskoer – hvilket vil<text:s/></text:span><text:span text:style-name="T64">skabe</text:span><text:span text:style-name="T65"><text:s/>en fælles respekt blandt medlemmerne</text:span><text:span text:style-name="T66">.</text:span></text:p>
        </text:list-item>
      </text:list>
      <text:h text:style-name="Heading3" text:outline-level="3">De 5 kernepraktikker</text:h>
      <text:list text:style-name="LFO4" text:continue-numbering="true">
        <text:list-item>
          <text:p text:style-name="P67">Backlog; Produkt, udgivelse samt sprint<text:line-break/><text:span text:style-name="T68">Alle ønsker/krav af funktionalitet for det enkelte produkt, udgivelse og sprints. Produktejer og/eller leder står for udvikling og vedligeholdelse af backlogs.</text:span></text:p>
        </text:list-item>
        <text:list-item>
          <text:p text:style-name="P69"><text:span text:style-name="hps">Iterativ udvikling</text:span><text:span text:style-name="hps"><text:line-break/></text:span><text:span text:style-name="T70">Hele projektet blev delt ind i sprints, med en fast varighed. Dette er til for at, hjælpe udviklingsholdet bag, med at holde fokus på et leverebar produkt for enden af hvert sprint.</text:span></text:p>
        </text:list-item>
        <text:list-item>
          <text:p text:style-name="P71"><text:span text:style-name="hps">Scrum</text:span><text:span text:style-name="short_text"><text:s/></text:span><text:span text:style-name="hps">møder</text:span><text:span text:style-name="hps"><text:line-break/></text:span><text:span text:style-name="T72">Daglige møder, hvor hvert medlem på holdet svare på følgende:<text:s/></text:span><text:span text:style-name="T73">Hvad lavede du i går, eventuelle problemstillinger der skal tages op samt hvilke planer har du for i dag.</text:span></text:p>
        </text:list-item>
        <text:list-item>
          <text:p text:style-name="P74"><text:span text:style-name="hps">Burn</text:span><text:span text:style-name="hps">down diagrammer</text:span><text:span text:style-name="hps"><text:line-break/></text:span><text:span text:style-name="T75">Giver en indikation, det enkelte sprints fremskridt. Dette giver også mulighed for at eventuel revurdere holdets velocity til fremtidige sprints.</text:span></text:p>
        </text:list-item>
        <text:list-item>
          <text:p text:style-name="P76"><text:span text:style-name="hps">Sprint review møde</text:span><text:span text:style-name="hps"><text:line-break/></text:span><text:span text:style-name="T77">Giver en mulighed, for at inspicerer fremskridtet efter hvert<text:s/></text:span><text:span text:style-name="T78">sprint. Hvis mål er at forbedre<text:s/></text:span><text:span text:style-name="T79">udviklingsprocessen ved at indføre nye<text:s/></text:span><text:span text:style-name="T80">metoder, ændre eksisterende praksis</text:span><text:span text:style-name="T81"><text:s/>osv.</text:span></text:p>
        </text:list-item>
      </text:list>
      <text:h text:style-name="Heading3" text:outline-level="3"><text:span text:style-name="hps">De</text:span><text:span text:style-name="hps"><text:s/>3 roller<text:s/></text:span><text:span text:style-name="hps">og 3<text:s/></text:span><text:span text:style-name="hps">artefakter</text:span></text:h>
      <text:list text:style-name="LFO5" text:continue-numbering="true">
        <text:list-item>
          <text:p text:style-name="P82"><text:span text:style-name="hps">Roller</text:span></text:p>
          <text:list text:continue-numbering="true">
            <text:list-item>
              <text:p text:style-name="P83"><text:span text:style-name="hps">Produkt ejer</text:span><text:span text:style-name="hps"><text:line-break/></text:span><text:span text:style-name="T84">Repræsenterer akt</text:span><text:span text:style-name="T85">ørerne og er stemmen for kunden. Det er også produkt ejerens ansvar, at tilføje, og prioriterer opgaver til produkt backloggen.</text:span></text:p>
            </text:list-item>
            <text:list-item>
              <text:p text:style-name="P86"><text:span text:style-name="hps">Scrum-master</text:span><text:span text:style-name="hps"><text:line-break/></text:span><text:span text:style-name="T87">Er ansvarlig for at fjerne eventuelle forhindringer for holdet, så dette kan levere fastlagte mål for enden af hvert sprint.</text:span></text:p>
            </text:list-item>
            <text:list-item>
              <text:p text:style-name="P88"><text:span text:style-name="hps">Udviklingshold</text:span><text:span text:style-name="hps"><text:line-break/></text:span><text:span text:style-name="T89">Holdet er ansvarlig, for levering af et potentielt leverbar produkt, for enden af hvert sprint. Det enkelte med</text:span><text:span text:style-name="T90">lem</text:span><text:span text:style-name="T91"><text:s/>er<text:s/></text:span><text:span text:style-name="T92">tværfunktionelle</text:span><text:span text:style-name="T93">, og ikke låst fast på et område.</text:span></text:p>
            </text:list-item>
          </text:list>
        </text:list-item>
        <text:list-item>
          <text:p text:style-name="P94"><text:span text:style-name="hps">Artefakter</text:span></text:p>
          <text:list text:continue-numbering="true">
            <text:list-item>
              <text:p text:style-name="P95"><text:span text:style-name="hps">Produkt backlog</text:span><text:span text:style-name="hps"><text:line-break/></text:span><text:span text:style-name="T96">Er en overordnet liste over krav, tiltænkt det enkelte produkt.</text:span></text:p>
            </text:list-item>
            <text:list-item>
              <text:p text:style-name="P97"><text:span text:style-name="hps">Sprint backlog</text:span><text:span text:style-name="hps"><text:line-break/></text:span><text:span text:style-name="T98">Er en liste over opgaver, som udviklingsholdet skal tage sig af i løbet af det næste sprint.</text:span></text:p>
            </text:list-item>
            <text:list-item>
              <text:p text:style-name="P99"><text:span text:style-name="hps">Burndown diagram</text:span><text:span text:style-name="hps"><text:line-break/></text:span><text:span text:style-name="T100">Giver en indikation, det enkelte sprints fremskridt og opdateres på et daglig basis.</text:span><text:span text:style-name="hps"><text:line-break/></text:span></text:p>
            </text:list-item>
          </text:list>
        </text:list-item>
      </text:list>
      <text:h text:style-name="Heading2" text:outline-level="2">Kanban<text:s/></text:h>
      <text:p text:style-name="Normal">Kanbans oprindeles stammer tilbage fra<text:s/>1940’erne, da Toyota ønskede at optimere produktions planlægningen og basere den på efterspørgsel. Kanban metoden, gældende agil<text:s/>software udvikling, blev dog<text:s/>først<text:s/>formuleret af David J. Anderson i 2003.</text:p>
      <text:p text:style-name="Normal">Hvor Kanban<text:s/>metoden<text:s/>skiller sig ud, i forhold til<text:s/>f.eks. Extreme Programming, er ved at ikke være en proces eller en projektledelses metodik for software udvikling – men derimod et tillæg til eksisterende metoder og frameworks. Kanban i sig selv,<text:s/>består af 4 basisprincipper og 6<text:s/>kernepraktikker.</text:p>
      <text:h text:style-name="Heading3" text:outline-level="3">De 4 basisprincipper</text:h>
      <text:list text:style-name="LFO6" text:continue-numbering="true">
        <text:list-item>
          <text:p text:style-name="P101">Start med hvad du ved<text:line-break/><text:span text:style-name="T102">Der startes</text:span><text:span text:style-name="T103"><text:s/>med de roller og processor som findes i forvejen –<text:s/></text:span><text:span text:style-name="T104">hvorefter</text:span><text:span text:style-name="T105"><text:s/>der er mulighed for at</text:span><text:span text:style-name="T106"><text:s/>udvide disse</text:span><text:span text:style-name="T107">,</text:span><text:span text:style-name="T108"><text:s/>hvis ønsket.</text:span></text:p>
        </text:list-item>
        <text:list-item>
          <text:p text:style-name="P109">Enighed om at forsætte trinvis<text:line-break/><text:span text:style-name="T110">Holdet skal acceptere, at trinvise forandringer er vejen til at forbedre systemet.</text:span></text:p>
        </text:list-item>
        <text:list-item>
          <text:p text:style-name="P111">Respekter de nuværende processor, roller, ansvarsområder og titler<text:line-break/><text:span text:style-name="T112">Holdet har sandsynligt<text:s/></text:span><text:span text:style-name="T113">en<text:s/></text:span><text:span text:style-name="T114">opsætning som fungere og som er værd at bevare.</text:span></text:p>
        </text:list-item>
        <text:list-item>
          <text:p text:style-name="P115"><text:span text:style-name="hps">Lederskab på alle niveauer</text:span><text:span text:style-name="hps"><text:line-break/></text:span><text:span text:style-name="T116">Der opfordres til lede</text:span><text:span text:style-name="T117">rskab, fra den enkelte<text:s/></text:span><text:span text:style-name="T118">medarbejder</text:span><text:span text:style-name="T119"><text:s/>til den øverste ledelse.</text:span></text:p>
        </text:list-item>
      </text:list>
      <text:h text:style-name="Heading3" text:outline-level="3">De 6 kernepraktikker</text:h>
      <text:list text:style-name="LFO7" text:continue-numbering="true">
        <text:list-item>
          <text:p text:style-name="P120"><text:span text:style-name="hps">Visualiser</text:span><text:span text:style-name="hps"><text:line-break/></text:span><text:span text:style-name="T121">Visualisering af arbejdsgangen og<text:s/></text:span><text:span text:style-name="T122">dennes</text:span><text:span text:style-name="T123"><text:s/>synlig</text:span><text:span text:style-name="T124">hed</text:span><text:span text:style-name="T125">, er nøglen til at forstå hvordan arbejdet skrider frem. Uden denne forståelse, vil det være svære at tage de rigtige beslutninger.</text:span></text:p>
        </text:list-item>
        <text:list-item>
          <text:p text:style-name="P126"><text:span text:style-name="hps">Begrænset antal igangværende opgaver (WIP)</text:span><text:span text:style-name="hps"><text:line-break/></text:span><text:span text:style-name="T127">Ved at begrænse antallet af igangværende opgaver, undgås unødvendig overbelastning af holdet – frem for at holde en 100% arbejdsbyrde.</text:span></text:p>
        </text:list-item>
        <text:list-item>
          <text:p text:style-name="P128"><text:span text:style-name="hps">Administrer</text:span><text:span text:style-name="hps"><text:s/>arbejdsgangen</text:span><text:span text:style-name="hps"><text:line-break/></text:span><text:span text:style-name="T129">Ved en aktiv administration af arbejdsgangen, kan der lettere vurderes om introduktionen af nye ændringer, har en positiv eller negativ virkning på systemet.</text:span></text:p>
        </text:list-item>
        <text:list-item>
          <text:p text:style-name="P130"><text:span text:style-name="hps">Eksplicitte fremgangsmåder</text:span><text:span text:style-name="T131"><text:line-break/>Uden en</text:span><text:span text:style-name="T132"><text:s/>eksplicit forståelse af hvordan en proces virker og hvordan arbejdet faktisk udføres, vil en diskussion ofte være<text:s/></text:span><text:span text:style-name="T133">følelsesmæssig, anekdotisk og subjektiv</text:span><text:span text:style-name="T134">.</text:span></text:p>
        </text:list-item>
        <text:list-item>
          <text:p text:style-name="P135"><text:span text:style-name="hps">Implementere tilbagemeldinger</text:span><text:span text:style-name="hps"><text:line-break/></text:span><text:span text:style-name="T136">Manglende tilbagemeldinger vil ofte føre til, at optimeringen af arbejdsgangen<text:s/></text:span><text:span text:style-name="T137">og<text:s/></text:span><text:span text:style-name="T138">dennes byrde er ikke eksisterende for holdet.</text:span></text:p>
        </text:list-item>
        <text:list-item>
          <text:p text:style-name="P139"><text:span text:style-name="hps">Forbedre</text:span><text:s/><text:span text:style-name="hps">fællesskabet</text:span><text:span text:style-name="hps"><text:line-break/></text:span><text:span text:style-name="T140">Et hold med en fælles forståelse for arbejdsgangen, processen og risici, er bedre i stand til at opbygge en fælles forståelse for et problem og forslå rettelser som kan<text:s/></text:span><text:span text:style-name="T141">ændre<text:s/></text:span><text:span text:style-name="T142">på dette.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top="0.0694in" fo:margin-bottom="0.1388in" fo:line-height="115%" fo:background-color="transparent" style:tab-stop-distance="0.905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da" fo:country="DK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border="0.0416in solid #5B9BD5" fo:padding="0in" style:shadow="none" fo:margin-bottom="0in" fo:background-color="#5B9BD5"/>
      <style:text-properties fo:text-transform="uppercase" fo:color="#FFFFFF" fo:letter-spacing="0.0104in" fo:font-size="11pt" style:font-size-asian="11pt" style:font-size-complex="11pt" fo:hyphenate="false"/>
    </style:style>
    <style:style style:name="Heading2" style:display-name="Heading 2" style:family="paragraph" style:parent-style-name="Normal" style:next-style-name="Normal" style:default-outline-level="2">
      <style:paragraph-properties fo:border="0.0416in solid #DEEAF6" fo:padding="0in" style:shadow="none" fo:margin-bottom="0in" fo:background-color="#DEEAF6"/>
      <style:text-properties fo:text-transform="uppercase" fo:letter-spacing="0.0104in" fo:hyphenate="false"/>
    </style:style>
    <style:style style:name="Heading3" style:display-name="Heading 3" style:family="paragraph" style:parent-style-name="Normal" style:next-style-name="Normal" style:default-outline-level="3">
      <style:paragraph-properties fo:border-top="0.0104in solid #5B9BD5" fo:border-left="none" fo:border-bottom="none" fo:border-right="none" fo:padding-top="0.0277in" fo:padding-left="0in" fo:padding-bottom="0in" fo:padding-right="0in" style:shadow="none" fo:margin-top="0.2083in" fo:margin-bottom="0in"/>
      <style:text-properties fo:text-transform="uppercase" fo:color="#1F4D78" fo:letter-spacing="0.0104in" fo:hyphenate="false"/>
    </style:style>
    <style:style style:name="Heading4" style:display-name="Heading 4" style:family="paragraph" style:parent-style-name="Normal" style:next-style-name="Normal" style:default-outline-level="4">
      <style:paragraph-properties fo:border-top="0.0104in dotted #5B9BD5" fo:border-left="none" fo:border-bottom="none" fo:border-right="none" fo:padding-top="0.0277in" fo:padding-left="0in" fo:padding-bottom="0in" fo:padding-right="0in" style:shadow="none" fo:margin-top="0.1388in" fo:margin-bottom="0in"/>
      <style:text-properties fo:text-transform="uppercase" fo:color="#2E74B5" fo:letter-spacing="0.0069in" fo:hyphenate="false"/>
    </style:style>
    <style:style style:name="Heading5" style:display-name="Heading 5" style:family="paragraph" style:parent-style-name="Normal" style:next-style-name="Normal" style:default-outline-level="5">
      <style:paragraph-properties fo:border-top="none" fo:border-left="none" fo:border-bottom="0.0104in solid #5B9BD5" fo:border-right="none" fo:padding-top="0in" fo:padding-left="0in" fo:padding-bottom="0.0138in" fo:padding-right="0in" style:shadow="none" fo:margin-top="0.1388in" fo:margin-bottom="0in"/>
      <style:text-properties fo:text-transform="uppercase" fo:color="#2E74B5" fo:letter-spacing="0.0069in" fo:hyphenate="false"/>
    </style:style>
    <style:style style:name="Heading6" style:display-name="Heading 6" style:family="paragraph" style:parent-style-name="Normal" style:next-style-name="Normal" style:default-outline-level="6">
      <style:paragraph-properties fo:border-top="none" fo:border-left="none" fo:border-bottom="0.0104in dotted #5B9BD5" fo:border-right="none" fo:padding-top="0in" fo:padding-left="0in" fo:padding-bottom="0.0138in" fo:padding-right="0in" style:shadow="none" fo:margin-top="0.1388in" fo:margin-bottom="0in"/>
      <style:text-properties fo:text-transform="uppercase" fo:color="#2E74B5" fo:letter-spacing="0.0069in" fo:hyphenate="false"/>
    </style:style>
    <style:style style:name="Heading7" style:display-name="Heading 7" style:family="paragraph" style:parent-style-name="Normal" style:next-style-name="Normal" style:default-outline-level="7">
      <style:paragraph-properties fo:margin-top="0.1388in" fo:margin-bottom="0in"/>
      <style:text-properties fo:text-transform="uppercase" fo:color="#2E74B5" fo:letter-spacing="0.0069in" fo:hyphenate="false"/>
    </style:style>
    <style:style style:name="Heading8" style:display-name="Heading 8" style:family="paragraph" style:parent-style-name="Normal" style:next-style-name="Normal" style:default-outline-level="8">
      <style:paragraph-properties fo:margin-top="0.1388in" fo:margin-bottom="0in"/>
      <style:text-properties fo:text-transform="uppercase" fo:letter-spacing="0.0069in" fo:font-size="9pt" style:font-size-asian="9pt" style:font-size-complex="9pt" fo:hyphenate="false"/>
    </style:style>
    <style:style style:name="Heading9" style:display-name="Heading 9" style:family="paragraph" style:parent-style-name="Normal" style:next-style-name="Normal" style:default-outline-level="9">
      <style:paragraph-properties fo:margin-top="0.1388in" fo:margin-bottom="0in"/>
      <style:text-properties fo:font-style="italic" style:font-style-asian="italic" style:font-style-complex="italic" fo:text-transform="uppercase" fo:letter-spacing="0.0069in" fo:font-size="9pt" style:font-size-asian="9pt" style:font-size-complex="9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fo:text-transform="uppercase" fo:color="#FFFFFF" fo:letter-spacing="0.0104in" fo:font-size="11pt" style:font-size-asian="11pt" style:font-size-complex="11pt" fo:background-color="#5B9BD5"/>
    </style:style>
    <style:style style:name="Heading2Char" style:display-name="Heading 2 Char" style:family="text" style:parent-style-name="DefaultParagraphFont">
      <style:text-properties fo:text-transform="uppercase" fo:letter-spacing="0.0104in" fo:background-color="#DEEAF6"/>
    </style:style>
    <style:style style:name="Heading3Char" style:display-name="Heading 3 Char" style:family="text" style:parent-style-name="DefaultParagraphFont">
      <style:text-properties fo:text-transform="uppercase" fo:color="#1F4D78" fo:letter-spacing="0.0104in"/>
    </style:style>
    <style:style style:name="Heading4Char" style:display-name="Heading 4 Char" style:family="text" style:parent-style-name="DefaultParagraphFont">
      <style:text-properties fo:text-transform="uppercase" fo:color="#2E74B5" fo:letter-spacing="0.0069in"/>
    </style:style>
    <style:style style:name="Heading5Char" style:display-name="Heading 5 Char" style:family="text" style:parent-style-name="DefaultParagraphFont">
      <style:text-properties fo:text-transform="uppercase" fo:color="#2E74B5" fo:letter-spacing="0.0069in"/>
    </style:style>
    <style:style style:name="Heading6Char" style:display-name="Heading 6 Char" style:family="text" style:parent-style-name="DefaultParagraphFont">
      <style:text-properties fo:text-transform="uppercase" fo:color="#2E74B5" fo:letter-spacing="0.0069in"/>
    </style:style>
    <style:style style:name="Heading7Char" style:display-name="Heading 7 Char" style:family="text" style:parent-style-name="DefaultParagraphFont">
      <style:text-properties fo:text-transform="uppercase" fo:color="#2E74B5" fo:letter-spacing="0.0069in"/>
    </style:style>
    <style:style style:name="Heading8Char" style:display-name="Heading 8 Char" style:family="text" style:parent-style-name="DefaultParagraphFont">
      <style:text-properties fo:text-transform="uppercase" fo:letter-spacing="0.0069in" fo:font-size="9pt" style:font-size-asian="9pt" style:font-size-complex="9pt"/>
    </style:style>
    <style:style style:name="Heading9Char" style:display-name="Heading 9 Char" style:family="text" style:parent-style-name="DefaultParagraphFont">
      <style:text-properties fo:font-style="italic" style:font-style-asian="italic" style:font-style-complex="italic" fo:text-transform="uppercase" fo:letter-spacing="0.0069in" fo:font-size="9pt" style:font-size-asian="9pt" style:font-size-complex="9pt"/>
    </style:style>
    <style:style style:name="Caption" style:display-name="Caption" style:family="paragraph" style:parent-style-name="Normal" style:next-style-name="Normal">
      <style:text-properties fo:font-weight="bold" style:font-weight-asian="bold" style:font-weight-complex="bold" fo:color="#2E74B5" fo:font-size="8pt" style:font-size-asian="8pt" style:font-size-complex="8pt" fo:hyphenate="false"/>
    </style:style>
    <style:style style:name="Title" style:display-name="Title" style:family="paragraph" style:parent-style-name="Normal" style:next-style-name="Normal">
      <style:paragraph-properties fo:margin-top="0in" fo:margin-bottom="0in"/>
      <style:text-properties style:font-name="Calibri Light" style:font-name-asian="Times New Roman" style:font-name-complex="Times New Roman" fo:text-transform="uppercase" fo:color="#5B9BD5" fo:letter-spacing="0.0069in" fo:font-size="26pt" style:font-size-asian="26pt" style:font-size-complex="26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text-transform="uppercase" fo:color="#5B9BD5" fo:letter-spacing="0.0069in" fo:font-size="26pt" style:font-size-asian="26pt" style:font-size-complex="26pt"/>
    </style:style>
    <style:style style:name="Subtitle" style:display-name="Subtitle" style:family="paragraph" style:parent-style-name="Normal" style:next-style-name="Normal">
      <style:paragraph-properties fo:margin-top="0in" fo:margin-bottom="0.3472in" fo:line-height="100%"/>
      <style:text-properties fo:text-transform="uppercase" fo:color="#595959" fo:letter-spacing="0.0069in" fo:font-size="10.5pt" style:font-size-asian="10.5pt" style:font-size-complex="10.5pt" fo:hyphenate="false"/>
    </style:style>
    <style:style style:name="SubtitleChar" style:display-name="Subtitle Char" style:family="text" style:parent-style-name="DefaultParagraphFont">
      <style:text-properties fo:text-transform="uppercase" fo:color="#595959" fo:letter-spacing="0.0069in" fo:font-size="10.5pt" style:font-size-asian="10.5pt" style:font-size-complex="10.5pt"/>
    </style:style>
    <style:style style:name="Strong" style:display-name="Strong" style:family="text">
      <style:text-properties fo:font-weight="bold" style:font-weight-asian="bold" style:font-weight-complex="bold"/>
    </style:style>
    <style:style style:name="Emphasis" style:display-name="Emphasis" style:family="text">
      <style:text-properties fo:text-transform="uppercase" fo:color="#1F4D78" fo:letter-spacing="0.0034in"/>
    </style:style>
    <style:style style:name="NoSpacing" style:display-name="No Spacing" style:family="paragraph">
      <style:paragraph-properties fo:margin-bottom="0in" fo:line-height="100%"/>
      <style:text-properties fo:hyphenate="false"/>
    </style:style>
    <style:style style:name="Quote" style:display-name="Quote" style:family="paragraph" style:parent-style-name="Normal" style:next-style-name="Normal">
      <style:text-properties fo:font-style="italic" style:font-style-asian="italic" style:font-style-complex="italic" fo:font-size="12pt" style:font-size-asian="12pt" style:font-size-complex="12pt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font-size="12pt" style:font-size-asian="12pt" style:font-size-complex="12pt"/>
    </style:style>
    <style:style style:name="IntenseQuote" style:display-name="Intense Quote" style:family="paragraph" style:parent-style-name="Normal" style:next-style-name="Normal">
      <style:paragraph-properties fo:text-align="center" fo:margin-top="0.1666in" fo:margin-bottom="0.1666in" fo:line-height="100%" fo:margin-left="0.75in" fo:margin-right="0.75in">
        <style:tab-stops/>
      </style:paragraph-properties>
      <style:text-properties fo:color="#5B9BD5" fo:font-size="12pt" style:font-size-asian="12pt" style:font-size-complex="12pt" fo:hyphenate="false"/>
    </style:style>
    <style:style style:name="IntenseQuoteChar" style:display-name="Intense Quote Char" style:family="text" style:parent-style-name="DefaultParagraphFont">
      <style:text-properties fo:color="#5B9BD5" fo:font-size="12pt" style:font-size-asian="12pt" style:font-size-complex="12pt"/>
    </style:style>
    <style:style style:name="SubtleEmphasis" style:display-name="Subtle Emphasis" style:family="text">
      <style:text-properties fo:font-style="italic" style:font-style-asian="italic" style:font-style-complex="italic" fo:color="#1F4D78"/>
    </style:style>
    <style:style style:name="IntenseEmphasis" style:display-name="Intense Emphasis" style:family="text">
      <style:text-properties fo:font-weight="bold" style:font-weight-asian="bold" style:font-weight-complex="bold" fo:text-transform="uppercase" fo:color="#1F4D78" fo:letter-spacing="0.0069in"/>
    </style:style>
    <style:style style:name="SubtleReference" style:display-name="Subtle Reference" style:family="text">
      <style:text-properties fo:font-weight="bold" style:font-weight-asian="bold" style:font-weight-complex="bold" fo:color="#5B9BD5"/>
    </style:style>
    <style:style style:name="IntenseReference" style:display-name="Intense Reference" style:family="text">
      <style:text-properties fo:font-weight="bold" style:font-weight-asian="bold" style:font-weight-complex="bold" fo:font-style="italic" style:font-style-asian="italic" style:font-style-complex="italic" fo:text-transform="uppercase" fo:color="#5B9BD5"/>
    </style:style>
    <style:style style:name="BookTitle" style:display-name="Book Title" style:family="text">
      <style:text-properties fo:font-weight="bold" style:font-weight-asian="bold" style:font-weight-complex="bold" fo:font-style="italic" style:font-style-asian="italic" style:font-style-complex="italic" fo:letter-spacing="normal"/>
    </style:style>
    <style:style style:name="TOCHeading" style:display-name="TOC Heading" style:family="paragraph" style:parent-style-name="Heading1" style:next-style-name="Normal">
      <style:text-properties fo:hyphenate="false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hps" style:display-name="hps" style:family="text" style:parent-style-name="DefaultParagraphFont"/>
    <style:style style:name="short_text" style:display-name="short_text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812in" text:min-label-width="0.25in" text:list-level-position-and-space-mode="label-alignment">
          <style:list-level-label-alignment text:label-followed-by="listtab" fo:margin-left="0.5312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812in" text:min-label-width="0.25in" text:list-level-position-and-space-mode="label-alignment">
          <style:list-level-label-alignment text:label-followed-by="listtab" fo:margin-left="1.0312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812in" text:min-label-width="0.25in" text:list-level-position-and-space-mode="label-alignment">
          <style:list-level-label-alignment text:label-followed-by="listtab" fo:margin-left="1.5312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812in" text:min-label-width="0.25in" text:list-level-position-and-space-mode="label-alignment">
          <style:list-level-label-alignment text:label-followed-by="listtab" fo:margin-left="2.031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812in" text:min-label-width="0.25in" text:list-level-position-and-space-mode="label-alignment">
          <style:list-level-label-alignment text:label-followed-by="listtab" fo:margin-left="2.5312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812in" text:min-label-width="0.25in" text:list-level-position-and-space-mode="label-alignment">
          <style:list-level-label-alignment text:label-followed-by="listtab" fo:margin-left="3.0312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812in" text:min-label-width="0.25in" text:list-level-position-and-space-mode="label-alignment">
          <style:list-level-label-alignment text:label-followed-by="listtab" fo:margin-left="3.5312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812in" text:min-label-width="0.25in" text:list-level-position-and-space-mode="label-alignment">
          <style:list-level-label-alignment text:label-followed-by="listtab" fo:margin-left="4.0312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812in" text:min-label-width="0.25in" text:list-level-position-and-space-mode="label-alignment">
          <style:list-level-label-alignment text:label-followed-by="listtab" fo:margin-left="4.5312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ads Nielsen</meta:initial-creator>
    <dc:creator>Mads Nielsen</dc:creator>
    <meta:creation-date>2014-01-06T10:40:00Z</meta:creation-date>
    <dc:date>2014-01-06T10:40:00Z</dc:date>
    <meta:template xlink:href="Normal" xlink:type="simple"/>
    <meta:editing-cycles>2</meta:editing-cycles>
    <meta:editing-duration>PT0S</meta:editing-duration>
    <meta:document-statistic meta:page-count="4" meta:paragraph-count="18" meta:word-count="1330" meta:character-count="9427" meta:row-count="67" meta:non-whitespace-character-count="8115"/>
  </office:meta>
</office:document-meta>
</file>